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1854in" table:align="left"/>
    </style:style>
    <style:style style:name="Table1.A" style:family="table-column">
      <style:table-column-properties style:column-width="1.8146in"/>
    </style:style>
    <style:style style:name="Table1.B" style:family="table-column">
      <style:table-column-properties style:column-width="1.6597in"/>
    </style:style>
    <style:style style:name="Table1.C" style:family="table-column">
      <style:table-column-properties style:column-width="2.7111in"/>
    </style:style>
    <style:style style:name="Table1.A1" style:family="table-cell">
      <style:table-cell-properties style:vertical-align="middle" fo:padding="0.0194in" fo:border="0.05pt solid #000000"/>
    </style:style>
    <style:style style:name="P1" style:family="paragraph" style:parent-style-name="Heading_20_1">
      <style:paragraph-properties fo:margin-left="0in" fo:margin-right="0in" fo:margin-top="0in" fo:margin-bottom="0.0972in" style:contextual-spacing="false" fo:line-height="114%" fo:text-indent="0in" style:auto-text-indent="false"/>
      <style:text-properties style:font-name="Google Sans"/>
    </style:style>
    <style:style style:name="P2"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style:style>
    <style:style style:name="P3" style:family="paragraph" style:parent-style-name="Heading_20_2">
      <style:paragraph-properties fo:margin-left="0in" fo:margin-right="0in" fo:margin-top="0in" fo:margin-bottom="0.0972in" style:contextual-spacing="false" fo:line-height="114%" fo:text-indent="0in" style:auto-text-indent="false"/>
      <style:text-properties style:font-name="Google Sans"/>
    </style:style>
    <style:style style:name="P4"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5" style:family="paragraph" style:parent-style-name="Heading_20_3">
      <style:paragraph-properties fo:margin-left="0in" fo:margin-right="0in" fo:margin-top="0in" fo:margin-bottom="0.0972in" style:contextual-spacing="false" fo:line-height="114%" fo:text-indent="0in" style:auto-text-indent="false"/>
      <style:text-properties style:font-name="Google Sans"/>
    </style:style>
    <style:style style:name="P6"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7"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8" style:family="paragraph" style:parent-style-name="Table_20_Contents">
      <style:paragraph-properties fo:margin-left="0in" fo:margin-right="0in" fo:margin-top="0in" fo:margin-bottom="0in" style:contextual-spacing="false" fo:line-height="114%" fo:text-indent="0in" style:auto-text-indent="false"/>
    </style:style>
    <style:style style:name="P9"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10"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style:style>
    <style:style style:name="T1" style:family="text">
      <style:text-properties fo:font-weight="bold"/>
    </style:style>
    <style:style style:name="T2" style:family="text">
      <style:text-properties style:font-name="Google Sans Tex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andard Operating Procedure (SOP): Griffin Plumage &amp; Talon Maintenance</text:h>
      <text:p text:style-name="P2"><text:span text:style-name="T1">Document ID:</text:span> SOP-AVRY-992</text:p>
      <text:p text:style-name="P2"><text:span text:style-name="T1">Department:</text:span> Royal Aviary &amp; Mythological Husbandry</text:p>
      <text:p text:style-name="P2"><text:span text:style-name="T1">Effective Date:</text:span> The Ides of March</text:p>
      <text:p text:style-name="Horizontal_20_Line"/>
      <text:h text:style-name="P3" text:outline-level="2">1.0 Purpose</text:h>
      <text:p text:style-name="P2">This procedure outlines the authorized techniques for the grooming, polishing, and general upkeep of Class-3 Winged Beasts (specifically Griffins and Hippogriffs) to ensure optimal aerodynamic performance and aesthetic compliance for royal parades.</text:p>
      <text:h text:style-name="P3" text:outline-level="2">2.0 Required Equipment</text:h>
      <text:list text:style-name="L1">
        <text:list-item>
          <text:p text:style-name="P4">One (1) Gold-bristled deshedding brush.</text:p>
        </text:list-item>
        <text:list-item>
          <text:p text:style-name="P4">Two (2) Pairs of dragon-hide gauntlets (elbow-length).</text:p>
        </text:list-item>
        <text:list-item>
          <text:p text:style-name="P4">One (1) Bucket of enchanted chum (distraction grade).</text:p>
        </text:list-item>
        <text:list-item>
          <text:p text:style-name="P4">Talon-filing block (diamond-encrusted).</text:p>
        </text:list-item>
      </text:list>
      <text:h text:style-name="P3" text:outline-level="2">3.0 Procedure Steps</text:h>
      <text:h text:style-name="P5" text:outline-level="3">Phase 1: Approach and Pacification</text:h>
      <text:list text:style-name="L2">
        <text:list-item>
          <text:p text:style-name="P6">Don the dragon-hide gauntlets prior to entering the enclosure.</text:p>
        </text:list-item>
        <text:list-item>
          <text:p text:style-name="P6">Approach the subject slowly, maintaining a low posture to indicate submissiveness.</text:p>
        </text:list-item>
        <text:list-item>
          <text:p text:style-name="P6">Dispense a preliminary handful of enchanted chum to establish a non-hostile working dynamic.</text:p>
        </text:list-item>
      </text:list>
      <text:h text:style-name="P5" text:outline-level="3">Phase 2: Plumage Brushing</text:h>
      <text:list text:style-name="L3">
        <text:list-item>
          <text:p text:style-name="P7">Begin brushing at the nape of the neck, following the natural grain of the feathers.</text:p>
        </text:list-item>
        <text:list-item>
          <text:p text:style-name="P7"><text:soft-page-break/><text:span text:style-name="T1">WARNING:</text:span> Never brush against the feather grain. This will induce static magical buildup and may result in spontaneous localized lightning strikes within the aviary.</text:p>
        </text:list-item>
        <text:list-item>
          <text:p text:style-name="P7">Collect all molted gold-flecked feathers and deposit them in the designated Secure Receptacle for later treasury processing.</text:p>
        </text:list-item>
      </text:list>
      <text:h text:style-name="P5" text:outline-level="3">Phase 3: Talon Buffing</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text:span text:style-name="Strong_20_Emphasis"><text:span text:style-name="T2">Talon Set</text:span></text:span></text:p>
            </table:table-cell>
            <table:table-cell table:style-name="Table1.A1" office:value-type="string">
              <text:p text:style-name="P8"><text:span text:style-name="Strong_20_Emphasis"><text:span text:style-name="T2">Buffing Direction</text:span></text:span></text:p>
            </table:table-cell>
            <table:table-cell table:style-name="Table1.A1" office:value-type="string">
              <text:p text:style-name="P8"><text:span text:style-name="Strong_20_Emphasis"><text:span text:style-name="T2">Acceptable Sharpness</text:span></text:span></text:p>
            </table:table-cell>
          </table:table-row>
        </table:table-header-rows>
        <table:table-row>
          <table:table-cell table:style-name="Table1.A1" office:value-type="string">
            <text:p text:style-name="P9">Foreclaws (Avian)</text:p>
          </table:table-cell>
          <table:table-cell table:style-name="Table1.A1" office:value-type="string">
            <text:p text:style-name="P10">Base to tip</text:p>
          </table:table-cell>
          <table:table-cell table:style-name="Table1.A1" office:value-type="string">
            <text:p text:style-name="P10">Able to cleanly sever chainmail</text:p>
          </table:table-cell>
        </table:table-row>
        <table:table-row>
          <table:table-cell table:style-name="Table1.A1" office:value-type="string">
            <text:p text:style-name="P9">Hindclaws (Feline)</text:p>
          </table:table-cell>
          <table:table-cell table:style-name="Table1.A1" office:value-type="string">
            <text:p text:style-name="P10">Side to side</text:p>
          </table:table-cell>
          <table:table-cell table:style-name="Table1.A1" office:value-type="string">
            <text:p text:style-name="P10">Standard hunting grade</text:p>
          </table:table-cell>
        </table:table-row>
      </table:table>
      <text:h text:style-name="P3" text:outline-level="2">4.0 Emergency Protocols</text:h>
      <text:p text:style-name="P2">In the event the subject becomes agitated during talon buffing (indicated by a high-pitched screech or the puffing of the chest plumage), immediately drop the diamond file, deploy the entire remaining bucket of chum, and evacuate the enclosure utilizing the emergency slide. Do not attempt to retrieve lost equipment under any circumstanc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1T14:44:11.495125463</meta:creation-date>
    <dc:date>2026-03-11T14:44:24.101856539</dc:date>
    <meta:editing-duration>PT12S</meta:editing-duration>
    <meta:editing-cycles>1</meta:editing-cycles>
    <meta:document-statistic meta:table-count="1" meta:image-count="0" meta:object-count="0" meta:page-count="2" meta:paragraph-count="32" meta:word-count="278" meta:character-count="1886" meta:non-whitespace-character-count="1650"/>
    <meta:generator>LibreOffice/25.2.5.2$Linux_X86_64 LibreOffice_project/03d19516eb2e1dd5d4ccd751a0d6f35f35e08022</meta:generator>
  </office:meta>
</office:document-meta>
</file>